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6F000051183B1CC0E0.bmp"/>
  <manifest:file-entry manifest:media-type="" manifest:full-path="Pictures/2000000700006956000038DAC7D93155.bmp"/>
  <manifest:file-entry manifest:media-type="" manifest:full-path="Pictures/200000070000145500000D3D0A8EEF93.bmp"/>
  <manifest:file-entry manifest:media-type="" manifest:full-path="Pictures/2000000700001A79000010858426313D.bmp"/>
  <manifest:file-entry manifest:media-type="" manifest:full-path="Pictures/2000000700006A4A000036A1D929B3AC.bmp"/>
  <manifest:file-entry manifest:media-type="" manifest:full-path="Pictures/2000000700006A4A000037957B5E5CF3.bmp"/>
  <manifest:file-entry manifest:media-type="" manifest:full-path="Pictures/2000000700006956000038DA14579EBE.bmp"/>
  <manifest:file-entry manifest:media-type="" manifest:full-path="Pictures/2000000700006956000038DAF9C7E5BE.bmp"/>
  <manifest:file-entry manifest:media-type="" manifest:full-path="Pictures/2000000700001BBE00001128826BA1D3.bmp"/>
  <manifest:file-entry manifest:media-type="" manifest:full-path="Pictures/2000000700006956000038DAF6DA8A28.bmp"/>
  <manifest:file-entry manifest:media-type="" manifest:full-path="Pictures/2000000700003D6800000D22B4BDBD03.bmp"/>
  <manifest:file-entry manifest:media-type="" manifest:full-path="Pictures/200000070000490D000019337698853D.bmp"/>
  <manifest:file-entry manifest:media-type="" manifest:full-path="Pictures/2000000700006C830000379551968B71.bmp"/>
  <manifest:file-entry manifest:media-type="" manifest:full-path="Pictures/2000000700006A4A000036A1C58995EA.bmp"/>
  <manifest:file-entry manifest:media-type="" manifest:full-path="Pictures/2000000700003635000020814BCB3352.bmp"/>
  <manifest:file-entry manifest:media-type="" manifest:full-path="Pictures/2000000700004355000019F11D0FA70C.bmp"/>
  <manifest:file-entry manifest:media-type="" manifest:full-path="Pictures/2000000700006A4A000036A10689B759.bmp"/>
  <manifest:file-entry manifest:media-type="" manifest:full-path="Pictures/2000000700003A8C00000FACB681811A.bmp"/>
  <manifest:file-entry manifest:media-type="" manifest:full-path="Pictures/2000000700001D8A0000160632CA409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paragraph-properties>
        <style:tab-stops>
          <style:tab-stop style:position="0.767cm"/>
          <style:tab-stop style:position="1.905cm"/>
          <style:tab-stop style:position="2.461cm"/>
          <style:tab-stop style:position="3.413cm"/>
          <style:tab-stop style:position="4.128cm"/>
        </style:tab-stops>
      </style:paragraph-properties>
      <style:text-properties fo:font-weight="normal" style:font-weight-asian="normal" style:font-weight-complex="normal"/>
    </style:style>
    <style:style style:name="P5" style:family="paragraph" style:parent-style-name="Text_20_body">
      <style:text-properties style:font-name="Georgia"/>
    </style:style>
    <style:style style:name="P6" style:family="paragraph" style:parent-style-name="Text_20_body">
      <style:text-properties style:font-name="Georgia"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text-properties fo:font-style="normal" style:text-underline-style="none"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style:text-underline-style="none"/>
    </style:style>
    <style:style style:name="P14" style:family="paragraph" style:parent-style-name="Text_20_body">
      <style:paragraph-properties fo:text-align="center" style:justify-single-word="false"/>
      <style:text-properties style:text-underline-style="none"/>
    </style:style>
    <style:style style:name="P15" style:family="paragraph" style:parent-style-name="Text_20_body">
      <style:paragraph-properties fo:text-align="center" style:justify-single-word="false"/>
      <style:text-properties style:text-underline-style="none" style:font-style-complex="normal"/>
    </style:style>
    <style:style style:name="P16"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7"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8" style:family="paragraph" style:parent-style-name="Text_20_body">
      <style:text-properties style:text-underline-style="solid" style:text-underline-width="auto" style:text-underline-color="font-color"/>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text-properties style:text-underline-style="solid" style:text-underline-width="auto" style:text-underline-color="font-color"/>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6">STWSIM</text:p>
      <text:p text:style-name="P17">voor ontwikkelaars</text:p>
      <text:p text:style-name="P11"/>
      <text:p text:style-name="P11">Door Daan Goedkoop</text:p>
      <text:p text:style-name="P11"/>
      <text:p text:style-name="P11"><draw:frame draw:style-name="fr1" draw:name="Afbeeldingen31" text:anchor-type="as-char" svg:width="15.065cm" svg:height="14.3cm" draw:z-index="5"><draw:image xlink:href="Pictures/200000070000556F000051183B1CC0E0.bmp" xlink:type="simple" xlink:show="embed" xlink:actuate="onLoad"/></draw:frame></text:p>
      <text:p text:style-name="P11"/>
      <text:p text:style-name="P11">Geldig voor de versie:</text:p>
      <text:p text:style-name="P11">0.2.4</text:p>
      <text:p text:style-name="P11"/>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9">1 Simulatie opbouwen: fysieke infrastructuur<text:tab/>3</text:p>
          <text:p text:style-name="P20">1.1 Het bouwen van de infrastructuur<text:tab/>3</text:p>
          <text:p text:style-name="P20">1.2 Het opstellen van een materieelbestand<text:tab/>7</text:p>
          <text:p text:style-name="P19">2 Simulatie opbouwen: StwSimEdit<text:tab/>8</text:p>
          <text:p text:style-name="P20">2.1 Inleidend werk<text:tab/>8</text:p>
          <text:p text:style-name="P20">2.2 Wat meer informatie over wissels<text:tab/>9</text:p>
          <text:p text:style-name="P20">2.3 Panelen aanmaken<text:tab/>9</text:p>
          <text:p text:style-name="P20">2.4 Panelen tekenen<text:tab/>10</text:p>
          <text:p text:style-name="P20">2.5 Rijwegen maken<text:tab/>12</text:p>
          <text:p text:style-name="P20">2.6 Opslaan e.d.<text:tab/>15</text:p>
          <text:p text:style-name="P19">3 Scenario's<text:tab/>16</text:p>
          <text:p text:style-name="P19">4 Technische informatie<text:tab/>17</text:p>
          <text:p text:style-name="P20">4.1 Opbouw van StwSim<text:tab/>17</text:p>
          <text:p text:style-name="P20">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Dit kan bijvoorbeeld met Kladblok.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472181006110511978" text:style-name="L1">
        <text:list-item>
          <text:p text:style-name="P21">De naam van de simulatie, en</text:p>
        </text:list-item>
        <text:list-item>
          <text:p text:style-name="P21">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text:soft-page-break/>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bmp"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3"><draw:image xlink:href="Pictures/200000070000145500000D3D0A8EEF93.bmp"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4"><draw:image xlink:href="Pictures/2000000700003D6800000D22B4BDBD03.bmp"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7">Voor het maken van kruisingen is wel een speciale voorziening aanwezig. Een kruising wordt als volgt gebouwd:</text:p>
      <text:p text:style-name="P7">x<text:tab/>522<text:tab/>e<text:tab/>523<text:tab/>b<text:tab/>641<text:tab/>e<text:tab/>642<text:tab/>b</text:p>
      <text:p text:style-name="P7">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7">FarSp1<text:tab/><text:span text:style-name="T4">Naam</text:span>. Hoe heet dit meetpunt?</text:p>
      <text:p text:style-name="P7">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sveld</text:span><text:span text:style-name="T10"> en </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4197046248994294330" text:style-name="L2">
        <text:list-item>
          <text:p text:style-name="P22"><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Stootblokken</text:p>
      <text:p text:style-name="Text_20_body">Een trein ziet het normaal gesproken niet aankomen als het spoor ophoudt. Dit moet dus expliciet worden aangegeven.</text:p>
      <text:p text:style-name="Text_20_body">Een stuk spoor is standaard voorzien van twee connecties die elk van de beide uiteinden van het spoor met zichzelf verbinden. Deze hoeven niet handmatig te worden aangemaakt. Deze connecties kunnen worden gebruikt om een sein neer te zetten. Bijvoorbeeld:</text:p>
      <text:p text:style-name="P4">s<text:tab/>389<text:tab/>e<text:tab/>389<text:tab/>e<text:tab/>X1<text:tab/>-<text:tab/>-<text:tab/>-<text:tab/>0<text:tab/>-<text:tab/>-<text:tab/>-<text:tab/>9<text:tab/>Faro</text:p>
      <text:p text:style-name="Text_20_body">Dit zet een snelheidsbordje met de snelheid 0 neer, zodat een trein weet dat moet worden afgeremd omdat het spoor niet verder gaat. Plus een perronpunt, zodat je deze locatie in een dienstregeling kan opnemen om er een trein te laten keren.</text:p>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text:soft-page-break/>Verschijn- en verdwijnpunten aangeven</text:p>
      <text:p text:style-name="P5">vs<text:tab/>Farzonur-1<text:tab/>j<text:tab/>435<text:tab/>234<text:tab/>v<text:tab/>r<text:tab/>73<text:tab/>100<text:tab/>ZlGnUp<text:tab/>1</text:p>
      <text:p text:style-name="P5">vd<text:tab/>435<text:tab/>a</text:p>
      <text:p text:style-name="P5">Betekenis:</text:p>
      <text:p text:style-name="P5">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6">De tweede regel heeft de volgende betekenis:</text:p>
      <text:p text:style-name="P6">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oft-page-break/><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6"><draw:image xlink:href="Pictures/2000000700006956000038DAF6DA8A28.bmp"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1"><draw:frame draw:style-name="fr5" draw:name="Afbeeldingen29" text:anchor-type="as-char" svg:width="7.562cm" svg:height="5.637cm" draw:z-index="7"><draw:image xlink:href="Pictures/2000000700001D8A0000160632CA409D.bmp" xlink:type="simple" xlink:show="embed" xlink:actuate="onLoad"/></draw:frame></text:p>
      <text:p text:style-name="Text_20_body">Als er in de fysieke simulatie een fout zit, dan wordt dat op dit moment nog niet opgemerkt, maar pas als wordt geprobeerd de uiteindelijke simulatie te starten.</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8031917487010169867" text:style-name="L3">
        <text:list-item>
          <text:p text:style-name="P23">Spoorsecties die de overweg kruisen</text:p>
        </text:list-item>
        <text:list-item>
          <text:p text:style-name="P23">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9"><draw:image xlink:href="Pictures/2000000700003A8C00000FACB681811A.bmp" xlink:type="simple" xlink:show="embed" xlink:actuate="onLoad"/></draw:frame></text:p>
      <text:p text:style-name="P18">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3">Op het tabblad Wissels kunnen ook eis- en verzoekwissels worden gecreëerd.</text:p>
      <text:p text:style-name="P13">Eiswissels zijn een iets minder strenge variant op de wisselgroep, aangezien de afhankelijkheid maar één kant op werkt. En verzoekwissels zijn nog minder streng, zoals de naam al aangeeft.</text:p>
      <text:p text:style-name="P13">Met het logische complement wordt automatisch rekening gehouden, dat hoeft dus niet handmatig opgegeven te worden. Een regel “wissel A rechtdoor <text:span text:style-name="T17">→</text:span> wissel B rechtdoor” impliceert dus het volgende:</text:p>
      <text:list xml:id="list4232625519442158939" text:style-name="L4">
        <text:list-item>
          <text:p text:style-name="P24">wissel A rechtdoor <text:span text:style-name="T17">→</text:span> wissel B <text:s/>rechtdoor</text:p>
        </text:list-item>
        <text:list-item>
          <text:p text:style-name="P24">wissel A afbuigend <text:span text:style-name="T17">→</text:span> stand van wissel B maakt niet uit</text:p>
        </text:list-item>
        <text:list-item>
          <text:p text:style-name="P24">wissel B rechtdoor <text:span text:style-name="T17">→</text:span> stand van wissel A maakt niet uit</text:p>
        </text:list-item>
        <text:list-item>
          <text:p text:style-name="P24">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3">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382664371185959902" text:style-name="L5">
        <text:list-item>
          <text:p text:style-name="P25">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4328752518719120417" text:style-name="L6">
        <text:list-item>
          <text:p text:style-name="P26">Seinen, seinnummers en wisselnummers</text:p>
        </text:list-item>
        <text:list-item>
          <text:p text:style-name="P26">Treindetectie-secties</text:p>
        </text:list-item>
        <text:list-item>
          <text:p text:style-name="P26">Wisselstanden van alle wissels</text:p>
        </text:list-item>
      </text:list>
      <text:p text:style-name="Text_20_body">Zo ziet het beeld eruit als een scherm is aangemaakt:</text:p>
      <text:p text:style-name="Plaatje"><draw:frame draw:style-name="fr5" draw:name="Afbeeldingen2" text:anchor-type="as-char" svg:width="15.379cm" svg:height="7.878cm" draw:z-index="17"><draw:image xlink:href="Pictures/2000000700006C830000379551968B71.bmp" xlink:type="simple" xlink:show="embed" xlink:actuate="onLoad"/></draw:frame></text:p>
      <text:p text:style-name="Text_20_body">Als je binnen het bedienscherm een element aanwijst, komt in het hokje “Informatie” te staan wat zich hier precies bevindt.</text:p>
      <text:p text:style-name="Text_20_body">Het wisselen tussen detailscherm en overzichtsweergave wordt gelijk op het huidige scherm toegepast. Om de naam of het formaat aan te passen, moet je op “Bijwerken” klikken. “Reset” herstelt de standaardinstellingen, waaronder het standaardformaa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5" draw:name="Afbeeldingen8" text:anchor-type="as-char" svg:width="11.728cm" svg:height="4.517cm" draw:z-index="18"><draw:image xlink:href="Pictures/2000000700004355000019F11D0FA70C.bmp"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1"><draw:image xlink:href="Pictures/2000000700006956000038DAF9C7E5BE.bmp"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2"><draw:image xlink:href="Pictures/2000000700006956000038DA14579EBE.bmp"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8"><draw:image xlink:href="Pictures/2000000700006956000038DAC7D93155.bmp"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p text:style-name="Text_20_body">Sinds versie 0.2.2 heeft de editor een selectie-tool. Hiermee kun je een selectie in het sporenplan markeren en deze selectie door middel van slepen naar een andere plek verplaatsen. De selectie wordt groen gemarkeerd en de plek waar je de selectie naartoe versleept wordt blauw gemarkeerd:</text:p>
      <text:p text:style-name="P11"><draw:frame draw:style-name="fr5" draw:name="Afbeeldingen17" text:anchor-type="as-char" svg:width="9.823cm" svg:height="5.89cm" draw:z-index="13"><draw:image xlink:href="Pictures/2000000700003635000020814BCB3352.bmp" xlink:type="simple" xlink:show="embed" xlink:actuate="onLoad"/></draw:frame></text:p>
      <text:p text:style-name="Text_20_body">Door te klikken zonder te slepen, wordt een bestaande selectie opgeheven.</text:p>
      <text:h text:style-name="Heading_20_2" text:outline-level="2"><text:soft-page-break/>Rijwegen maken</text:h>
      <text:p text:style-name="Plaatje"><draw:frame draw:style-name="fr5" draw:name="Afbeeldingen13" text:anchor-type="as-char" svg:width="7.101cm" svg:height="4.392cm" draw:z-index="10"><draw:image xlink:href="Pictures/2000000700001BBE00001128826BA1D3.bmp"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draw:frame draw:style-name="fr1" draw:name="Afbeeldingen6" text:anchor-type="as-char" svg:width="15.298cm" style:rel-width="90%" svg:height="7.999cm" style:rel-height="scale" draw:z-index="16"><draw:image xlink:href="Pictures/2000000700006A4A000037957B5E5CF3.bmp"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2772199733010737680" text:style-name="L7">
        <text:list-item>
          <text:p text:style-name="P27">Van:<text:tab/><text:tab/>Welk spoornummer moet als van-spoor worden aangeklikt?</text:p>
        </text:list-item>
        <text:list-item>
          <text:p text:style-name="P27">Naar:<text:tab/><text:tab/>Welk spoornummer moet als naar-spoor worden aangeklikt?</text:p>
        </text:list-item>
        <text:list-item>
          <text:p text:style-name="P27">Trigger:<text:tab/>Als het treinnr. bij dit detectiepunt is, wordt ARI actief. (optioneel, <text:tab/><text:tab/>hoeft alleen te worden opgegeven indien afwijkend van “TNV-van”)</text:p>
        </text:list-item>
        <text:list-item>
          <text:p text:style-name="P27">Richting trigger:<text:tab/>Om te voorkomen dat er een aankondiging wordt gemeld als <text:tab/><text:tab/>een trein náár de vrije baan wordt gestuurd, kan hier voor de trigger <text:tab/><text:tab/>een richting worden ingesteld. Dit kan ook als het veld “Trigger” leeg is <text:tab/><text:tab/>gelaten en “TNV-van” dus als aankondiging dient.</text:p>
        </text:list-item>
        <text:list-item>
          <text:p text:style-name="P27">TNV-van:<text:tab/>Verplaats het treinnummer van dit detectiepunt...</text:p>
        </text:list-item>
        <text:list-item>
          <text:p text:style-name="P27">TNV-naar:<text:tab/>... naar dit detectiepunt.</text:p>
        </text:list-item>
        <text:list-item>
          <text:p text:style-name="P28">Naar-sein:<text:tab/>Welk sein moet dekking bieden voor een vooruitrijdende trein?</text:p>
        </text:list-item>
        <text:list-item>
          <text:p text:style-name="P28">Richting:<text:tab/>Welke rijrichting is nodig? (optioneel)</text:p>
        </text:list-item>
      </text:list>
      <text:p text:style-name="Text_20_body"><text:soft-page-break/><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9">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draw:frame draw:style-name="fr1" draw:name="Afbeeldingen7" text:anchor-type="as-char" svg:width="15.298cm" style:rel-width="90%" svg:height="7.999cm" style:rel-height="scale" draw:z-index="14"><draw:image xlink:href="Pictures/2000000700006A4A000036A1D929B3AC.bmp"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3">Het is mogelijk dat de weergave nog niet helemaal optimaal is. Sommige stukjes groen vallen nog buiten de eigenlijke route. Daaraan kan ook iets worden gedaan:</text:p>
      <text:p text:style-name="P14"><draw:frame draw:style-name="fr1" draw:name="Afbeeldingen10" text:anchor-type="as-char" svg:width="15.298cm" style:rel-width="90%" svg:height="7.999cm" style:rel-height="scale" draw:z-index="15"><draw:image xlink:href="Pictures/2000000700006A4A000036A10689B759.bmp" xlink:type="simple" xlink:show="embed" xlink:actuate="onLoad"/></draw:frame></text:p>
      <text:p text:style-name="P9">Als er kruisingen in de rijweg zijn zullen die geel-rood oplichten. Met de knop “Kruisingen uitleggen” kun je deze kruisingen aanklikken en aangeven hoe deze moeten worden getekend als zij bij een rijweg horen.</text:p>
      <text:p text:style-name="P15"><text:soft-page-break/><draw:frame draw:style-name="fr1" draw:name="Afbeeldingen11" text:anchor-type="as-char" svg:width="15.298cm" style:rel-width="90%" svg:height="7.966cm" style:rel-height="31%" draw:z-index="11"><draw:image xlink:href="Pictures/2000000700006A4A000036A1C58995EA.bmp"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9">Alleen op sporen waar altijd zeer langzaam (op zicht) wordt gereden, zoals rangeersporen, kan voor de approach-locking een kortere afstand worden gekozen.</text:p>
      <text:p text:style-name="P10"><draw:frame draw:style-name="fr1" draw:name="Afbeeldingen12" text:anchor-type="as-char" svg:width="12.099cm" svg:height="4.173cm" draw:z-index="12"><draw:image xlink:href="Pictures/200000070000490D000019337698853D.bmp"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regel komt “STWSIMSCEN.1” als herkenningsteken.</text:p>
      <text:p text:style-name="Text_20_body">Op de volgende twee regels komen de naam respectievelijk de versie van de simulatie, net als bij het .sss-bestand van de fysieke infrastructuur. Het is mogelijk om voor beide slechts een minteken ('-') op te geven, als het scenario niet specifiek voor een bepaalde simulatie is geschreven. Denk aan scenario's die slechts de kans op verstoringen aanpassen.</text:p>
      <text:p text:style-name="Text_20_body">Vervolgens komt een beschrijving van het scenario, die de gebruiker te zien krijgt bij de keuze tussen scenario's. De beschrijving kan meerdere regels lang zijn, maar elke hele alina moet op één regel staan! De beschrijving wordt afgesloten door een regel met alleen de drie hoofdletters 'EOT'.</text:p>
      <text:p text:style-name="Text_20_body">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p text:style-name="P2"/>
      <text:p text:style-name="P2">pct<text:tab/>87.5</text:p>
      <text:p text:style-name="P2">pct<text:tab/><text:span text:style-name="T4">Punctualiteit</text:span></text:p>
      <text:p text:style-name="P2"><text:soft-page-break/>Stelt de punctualiteit in. Met de standaardinstelling verschijnt 87,5% van de treinen op tijd, waarbij “op tijd” betekent dat een verschijn-item met een vertraging van maximaal 2:59 minuten wordt uitgevoerd.</text:p>
      <text:p text:style-name="P2"/>
      <text:p text:style-name="P2">wdk<text:tab/>400</text:p>
      <text:p text:style-name="P2">wdk<text:tab/><text:span text:style-name="T4">Kans op een wisseldefect</text:span></text:p>
      <text:p text:style-name="P2">Met de standaardinstelling zal 1 op de 400 keer, dat een wissel wordt omgelegd, een defect optreden.</text:p>
      <text:p text:style-name="P2"/>
      <text:p text:style-name="P2">wde<text:tab/>5</text:p>
      <text:p text:style-name="P2">wde<text:tab/><text:span text:style-name="T4">Kans dat een wissel ook echt defect is</text:span></text:p>
      <text:p text:style-name="P2">Met de standaardinstelling zal ongeveer 1 op de 5 keer een wissel echt defect zijn, de andere keren is het genoeg om het wissel nog een keer om te leggen en zal een monteur ook geen defect kunnen vinden.</text:p>
      <text:p text:style-name="P2"/>
      <text:p text:style-name="P2">mdk<text:tab/>1500</text:p>
      <text:p text:style-name="P2">mdk<text:tab/><text:span text:style-name="T4">Kans op een sectiestoring</text:span></text:p>
      <text:p text:style-name="P2">Met de standaardinstelling zal 1 op de 1500 keer een sectie onterecht bezet gemeld blijven nadat er een trein overheen is gereden.</text:p>
      <text:p text:style-name="P2"/>
      <text:p text:style-name="P2">sdk<text:tab/>4000</text:p>
      <text:p text:style-name="P2">sdk<text:tab/><text:span text:style-name="T4">Kans op een seinstoring</text:span></text:p>
      <text:p text:style-name="P2">Met de standaardinstelling zal 1 op de 4000 keer, dat een seinbeeld verandert, de lamp van een sein defect raken.</text:p>
      <text:p text:style-name="P2"/>
      <text:p text:style-name="P2">tdk<text:tab/>200</text:p>
      <text:p text:style-name="P2">tdk<text:tab/><text:span text:style-name="T4">Kans dat een trein niet op tijd kan vertrekken</text:span></text:p>
      <text:p text:style-name="P2">Met de standaardinstelling zal 1 op de 200 keer, dat een trein bij een station dient te vertrekken, iets gebeuren waardoor het vertrek duidelijk vertraagd wordt.</text:p>
      <text:p text:style-name="P2"/>
      <text:p text:style-name="P12">Noot:<text:span text:style-name="T5"> Deze beschrijving geldt voor StwSim versie 1.1. Scenario's voor eerdere versies bestaan slechts uit de naam en versie van de simulatie op de eerste twee regels, gevolgd door de commando's. Het instellen van de kans op verstoringen is beschikbaar sinds versie 1.0.3. </text:span></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7760543377465101111" text:style-name="L8">
        <text:list-item>
          <text:p text:style-name="P29">Fysieke infrastructuur: sporen, wissels, seinen, treindetectie</text:p>
        </text:list-item>
        <text:list-item>
          <text:p text:style-name="P29">Treinen</text:p>
        </text:list-item>
        <text:list-item>
          <text:p text:style-name="P29">Rijrichtingsvelden</text:p>
        </text:list-item>
        <text:list-item>
          <text:p text:style-name="P29">Automatische blokseinen, inclusief meeverplaatsen van treinnummers</text:p>
        </text:list-item>
      </text:list>
      <text:p text:style-name="Text_20_body">De clients zorgen voor:</text:p>
      <text:list xml:id="list7139497856466842502" text:style-name="L9">
        <text:list-item>
          <text:p text:style-name="P30">Rijwegen</text:p>
        </text:list-item>
        <text:list-item>
          <text:p text:style-name="P30">Flankbeveiliging </text:p>
        </text:list-item>
        <text:list-item>
          <text:p text:style-name="P30">Approach locking</text:p>
        </text:list-item>
        <text:list-item>
          <text:p text:style-name="P30">Bediende seinen op 'stop' zetten als een trein het sein passeert</text:p>
        </text:list-item>
        <text:list-item>
          <text:p text:style-name="P30">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8377396179242514263" text:style-name="L10">
        <text:list-item>
          <text:p text:style-name="P31">zich aanmelden</text:p>
        </text:list-item>
        <text:list-item>
          <text:p text:style-name="P31">seinen en wissels claimen</text:p>
        </text:list-item>
        <text:list-item>
          <text:p text:style-name="P31">verbinding met meetpunten leggen.</text:p>
        </text:list-item>
      </text:list>
      <text:p text:style-name="Text_20_body">Zij alle bediende seinen, en alle wissels vergeven, dan gaat de tijd lopen en gaat de tweede fase in. In deze fase stuurt de client berichten:</text:p>
      <text:list xml:id="list8233973800598582463" text:style-name="L11">
        <text:list-item>
          <text:p text:style-name="P32">wanneer een wissel omgezet moet worden</text:p>
        </text:list-item>
        <text:list-item>
          <text:p text:style-name="P32">de stand van een sein aangepast moet worden</text:p>
        </text:list-item>
        <text:list-item>
          <text:p text:style-name="P32"><text:soft-page-break/>een bericht aan een trein gestuurd moet worden</text:p>
        </text:list-item>
        <text:list-item>
          <text:p text:style-name="P32">een bericht aan een medespeler gestuurd moet worden</text:p>
        </text:list-item>
        <text:list-item>
          <text:p text:style-name="P32">treinnummers wijzigen.</text:p>
        </text:list-item>
      </text:list>
      <text:p text:style-name="Text_20_body">De server bericht de client:</text:p>
      <text:list xml:id="list4388362304890164291" text:style-name="L12">
        <text:list-item>
          <text:p text:style-name="P33">wanneer een spoor bezet wordt of vrij komt</text:p>
        </text:list-item>
        <text:list-item>
          <text:p text:style-name="P33">wanneer een wissel zijn nieuwe stand heeft aangenomen</text:p>
        </text:list-item>
        <text:list-item>
          <text:p text:style-name="P33">wanneer een wissel vanwege bezet spoor niet van stand veranderd kon worden</text:p>
        </text:list-item>
        <text:list-item>
          <text:p text:style-name="P33">wanneer een sein wegens een passerende trein teruggevallen is naar de stand 'stop'</text:p>
        </text:list-item>
        <text:list-item>
          <text:p text:style-name="P33">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2">user:&lt;gebruikersnaam&gt;</text:p>
      <text:p text:style-name="P12">swver:0.3</text:p>
      <text:p text:style-name="P12">simver:&lt;simulatienaam&gt;,&lt;simulatieversie&gt;</text:p>
      <text:p text:style-name="P12">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2">claim:s:&lt;seinnaam&gt;</text:p>
      <text:p text:style-name="P12">claim:w:&lt;wisselnaam&gt;</text:p>
      <text:p text:style-name="P12"><text:soft-page-break/>claim:m:&lt;meetpuntnaam&gt;</text:p>
      <text:p text:style-name="P12">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2">pret</text:p>
      <text:p text:style-name="P1"><text:span text:style-name="T5">De server antwoordt natuurlijk met </text:span>ok<text:span text:style-name="T5"> en als alle clients klaar (pret) zijn gaat de tweede fase in, aangegeven door:</text:span></text:p>
      <text:p text:style-name="P1">p2</text:p>
      <text:p text:style-name="P7">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2">w:&lt;naam&gt;,r</text:p>
      <text:p text:style-name="P12">w:&lt;naam&gt;,a</text:p>
      <text:p text:style-name="P7">om een wissel in de rechte of afbuigende stand te zetten. Het antwoord van de server kan zijn:</text:p>
      <text:p text:style-name="P8">ok:nothing to do</text:p>
      <text:p text:style-name="P8">ok:please wait</text:p>
      <text:p text:style-name="P8">err:could not change switch</text:p>
      <text:p text:style-name="P7">Verder:</text:p>
      <text:p text:style-name="P12">s:&lt;naam&gt;,g</text:p>
      <text:p text:style-name="P12">s:&lt;naam&gt;,gk</text:p>
      <text:p text:style-name="P12">s:&lt;naam&gt;,r</text:p>
      <text:p text:style-name="P7">om een sein op groen te kunnen zetten, op geel-knipper, of op rood,</text:p>
      <text:p text:style-name="P12">m:&lt;meetpunt&gt;,&lt;nieuwenummer&gt;</text:p>
      <text:p text:style-name="P7">om het nummer van een trein te wijzigen</text:p>
      <text:p text:style-name="P12">e:&lt;richting-naam&gt;,c,&lt;nieuwerichting&gt;</text:p>
      <text:p text:style-name="P8"><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2">e:&lt;richting-naam&gt;,r,&lt;richting&gt;</text:p>
      <text:p text:style-name="P7">om een reeds geclaimde richting weer vrij te geven. Hij zal daadwerkelijk worden vrijgegeven als ook echt alle meetpunten vrij zijn.</text:p>
      <text:p text:style-name="P12">bc</text:p>
      <text:p text:style-name="P7">broadcast-bericht. Alle treinen in het bediende gebied reageren erop. Zo kun je erachter komen hoe de treinen precies heten wanneer de nummers in TNV niet kloppen of niet volledig zijn.</text:p>
      <text:p text:style-name="P12">ti:&lt;treinnr&gt;,v,[st|ex],&lt;aantal minuten&gt;,&lt;locatie&gt;</text:p>
      <text:p text:style-name="P7">rapporteert een vertraging aan het trein-informatie-systeem. Gebruik 'st' voor een geschatte vertraging en 'ex' voor een exact gemeten vertraging.</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2">ti:&lt;treinnr&gt;,[st|ex],&lt;vertraging&gt;,&lt;locatie&gt;</text:p>
      <text:p text:style-name="P7">Geeft treininformatie door, vooralsnog slechts vertragingsinformatie.</text:p>
      <text:p text:style-name="Heading_20_3"><text:soft-page-break/>Communicatie</text:p>
      <text:p text:style-name="Text_20_body">Treinstatus opvragen:</text:p>
      <text:p text:style-name="P12">tsr:&lt;treinnummer&gt;</text:p>
      <text:p text:style-name="Text_20_body">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2">comm_bel:&lt;bestemming&gt;</text:p>
      <text:p text:style-name="P7">als de treindienstleider naar een trein of reparatieploeg wil bellen.</text:p>
      <text:p text:style-name="P8">comm_bel:&lt;afzender&gt;</text:p>
      <text:p text:style-name="P7">als een trein of reparatieploeg naar de treindienstleider wil bellen.</text:p>
      <text:p text:style-name="Text_20_body"/>
      <text:p text:style-name="Text_20_body">Het gesprek vervolgens opnemen geschiedt hetzij doordat:</text:p>
      <text:p text:style-name="P12">comm_opn:&lt;bestemming&gt;</text:p>
      <text:p text:style-name="P7">wordt gestuurd door de treindienstleider, of doordat:</text:p>
      <text:p text:style-name="P8">comm_opn:&lt;afzender&gt;</text:p>
      <text:p text:style-name="P7">wordt gestuurd door de simulatie.</text:p>
      <text:p text:style-name="P7"/>
      <text:p text:style-name="P7">Een bericht sturen gaat zo:</text:p>
      <text:p text:style-name="P12">comm_msg:&lt;bestemming&gt;,&lt;bericht&gt;</text:p>
      <text:p text:style-name="P7">als de treindienstleider een bericht stuurt. Bij een trein kan de inhoud zijn:</text:p>
      <text:p text:style-name="P7"><text:tab/><text:span text:style-name="T4">lr,&lt;treinnr&gt;,&lt;rijplanpunt&gt;<text:tab/></text:span>Nieuw rijplan laden, beginnen bij genoemd punt.</text:p>
      <text:p text:style-name="P7"><text:tab/><text:span text:style-name="T4">stsp,&lt;seinnummer&gt;</text:span><text:tab/><text:tab/>StopTonendSein Passeren</text:p>
      <text:p text:style-name="P7"><text:tab/><text:span text:style-name="T4">stspa<text:tab/><text:tab/><text:tab/><text:tab/><text:tab/></text:span>Annuleer stsp-opdracht</text:p>
      <text:p text:style-name="P7"><text:tab/><text:span text:style-name="T4">vnstsp</text:span><text:tab/><text:tab/><text:tab/><text:tab/>Na STS-passage: rijd voorzichtig verder.</text:p>
      <text:p text:style-name="P7"><text:tab/><text:span text:style-name="T4">kmb</text:span><text:tab/><text:tab/><text:tab/><text:tab/><text:tab/>Bevestig een klaarmelding zodat de trein kan vertrekken</text:p>
      <text:p text:style-name="P7"><text:tab/><text:span text:style-name="T4">ra,&lt;stationsnaam&gt;<text:tab/><text:tab/></text:span>Annuleer rijplanpunt met deze stationsnaam.</text:p>
      <text:p text:style-name="P7"><text:tab/><text:span text:style-name="T4">nr,&lt;na-rijplanpunt&gt;,&lt;rpp&gt;<text:tab/></text:span>Voeg een nieuw rijplanpunt in. &lt;na-rijplanpunt&gt; mag '-' zijn voor helemaal aan het begin. &lt;rpp&gt; is een normale rijplanpuntregel zoals die verder hierboven beschreven zijn.</text:p>
      <text:p text:style-name="P7"><text:tab/><text:span text:style-name="T4">wtt,&lt;minuten&gt;<text:tab/><text:tab/><text:tab/></text:span>Machinist moet het opgegeven aantal minuten wachten alvorens opnieuw te zeggen dat er iets niet in orde is.</text:p>
      <text:p text:style-name="P7">Bij een reparatieploeg kan de inhoud zijn:</text:p>
      <text:p text:style-name="P7"><text:tab/><text:span text:style-name="T4">w,&lt;wisselnr&gt;</text:span><text:tab/><text:tab/><text:tab/>Het te repareren wissel</text:p>
      <text:p text:style-name="P7">Een trein of reparatieploeg stuurt zo een bericht:</text:p>
      <text:p text:style-name="P8"><text:soft-page-break/>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act<text:tab/>trein kan een opdracht gegeven worden</text:p>
      <text:p text:style-name="P2">mact<text:tab/>monteur kan een opdracht gegeven worden</text:p>
      <text:p text:style-name="P2">km<text:tab/>klaarmelding</text:p>
      <text:p text:style-name="P2">i<text:tab/>informatief bericht, geen verdere actie nodig.</text:p>
      <text:p text:style-name="Text_20_body"/>
      <text:p text:style-name="Text_20_body">Tenslotte kan het gesprek ook beeindingd worden:</text:p>
      <text:p text:style-name="P12">comm_oph:&lt;bestemming&gt;</text:p>
      <text:p text:style-name="P7">wordt gestuurd door de treindienstleider, of doordat:</text:p>
      <text:p text:style-name="P8">comm_oph:&lt;afzender&gt;</text:p>
      <text:p text:style-name="P7">wordt gestuurd door de simulatie.</text:p>
      <text:h text:style-name="Heading_20_2" text:outline-level="2">Bestandsformaten</text:h>
      <text:p text:style-name="Text_20_body">Veel bestanden zijn binaire bestanden.</text:p>
      <text:p text:style-name="Text_20_body">Een integer is 32 bits</text:p>
      <text:p text:style-name="Text_20_body">Een boolean is 8 bits met als getalswaarde 1 bij 'waar' en 0 bij 'onwaar'</text:p>
      <text:p text:style-name="Text_20_body">Een tijd is een integer die het aantal seconden (in principe sinds middernacht) aangeeft.</text:p>
      <text:p text:style-name="Text_20_body">Een string wordt als nul-getermineerde string opgeslagen. </text:p>
      <text:p text:style-name="Heading_20_3">Dienstregelingen</text:p>
      <text:p text:style-name="Text_20_body">string 'STWSIMDIENST.1'</text:p>
      <text:p text:style-name="Text_20_body">string naam gesimuleerd gebied</text:p>
      <text:p text:style-name="Text_20_body">string versie gesimuleerd gebied</text:p>
      <text:p text:style-name="Text_20_body">int starttijd</text:p>
      <text:p text:style-name="Text_20_body">int eindtijd</text:p>
      <text:p text:style-name="Text_20_body">int aantal materieelbestanden</text:p>
      <text:p text:style-name="Text_20_body">{</text:p>
      <text:p text:style-name="Text_20_body"><text:tab/>string naam materieelbestand</text:p>
      <text:p text:style-name="Text_20_body">}</text:p>
      <text:p text:style-name="Text_20_body">int aantal treinen</text:p>
      <text:p text:style-name="Text_20_body">{</text:p>
      <text:p text:style-name="Text_20_body"><text:tab/>string treinnr</text:p>
      <text:p text:style-name="Text_20_body"><text:tab/>int aantal rijplanpunten</text:p>
      <text:p text:style-name="Text_20_body"><text:tab/>{</text:p>
      <text:p text:style-name="Text_20_body"><text:soft-page-break/><text:tab/><text:tab/>string station</text:p>
      <text:p text:style-name="Text_20_body"><text:tab/><text:tab/>string spoornummer/perron</text:p>
      <text:p text:style-name="Text_20_body"><text:tab/><text:tab/>int aankomsttijd</text:p>
      <text:p text:style-name="Text_20_body"><text:tab/><text:tab/>int vertrektijd</text:p>
      <text:p text:style-name="Text_20_body"><text:tab/><text:tab/>int minimale wachttijd</text:p>
      <text:p text:style-name="Text_20_body"><text:tab/><text:tab/>bool stoppen?</text:p>
      <text:p text:style-name="Text_20_body"><text:tab/><text:tab/>bool keren?</text:p>
      <text:p text:style-name="Text_20_body"><text:tab/><text:tab/>string nieuw treinnr (leeg indien nvt.)</text:p>
      <text:p text:style-name="Text_20_body"><text:tab/><text:tab/>int aantal wagons loskoppelen</text:p>
      <text:p text:style-name="Text_20_body"><text:tab/><text:tab/>string treinnr voor losgekoppelde wagons</text:p>
      <text:p text:style-name="Text_20_body"><text:tab/><text:tab/>bool losgekoppelde wagons keren?</text:p>
      <text:p text:style-name="Text_20_body"><text:tab/><text:tab/>bool koppelen?</text:p>
      <text:p text:style-name="Text_20_body"><text:tab/>}</text:p>
      <text:p text:style-name="Text_20_body">}</text:p>
      <text:p text:style-name="Text_20_body">int aantal verschijn-items</text:p>
      <text:p text:style-name="Text_20_body">{</text:p>
      <text:p text:style-name="Text_20_body"><text:tab/>string treinnummer</text:p>
      <text:p text:style-name="Text_20_body"><text:tab/>int tijdstip</text:p>
      <text:p text:style-name="Text_20_body"><text:tab/>string verschijn-locatie</text:p>
      <text:p text:style-name="Text_20_body"><text:tab/>string naam van het station vanaf welk het rijplan moet worden uitgevoerd (door-gaans leeg)</text:p>
      <text:p text:style-name="Text_20_body"><text:tab/>int aantal wagons</text:p>
      <text:p text:style-name="Text_20_body"><text:tab/>{</text:p>
      <text:p text:style-name="Text_20_body"><text:tab/><text:tab/>string type voertuig</text:p>
      <text:p text:style-name="Text_20_body"><text:tab/><text:tab/>bool omgekeerd?</text:p>
      <text:p text:style-name="Text_20_body"><text:tab/>}</text:p>
      <text:p text:style-name="Text_20_body"><text:tab/>string trein die eerst verdwenen moet zijn</text:p>
      <text:p text:style-name="Text_20_body"><text:tab/>int tijd die moet verstrijken sinds die trein verdwenen i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Daan Goedkoop</meta:initial-creator>
    <meta:creation-date>2007-08-12T12:30:38</meta:creation-date>
    <dc:creator>Daan Goedkoop</dc:creator>
    <dc:date>2014-11-20T16:38:06.71</dc:date>
    <dc:language>nl-NL</dc:language>
    <meta:editing-cycles>328</meta:editing-cycles>
    <meta:editing-duration>P4DT21H22M38S</meta:editing-duration>
    <meta:document-statistic meta:table-count="0" meta:image-count="19" meta:object-count="0" meta:page-count="25" meta:paragraph-count="482" meta:word-count="5277" meta:character-count="33895"/>
    <meta:user-defined meta:name="Info 1"/>
    <meta:user-defined meta:name="Info 2"/>
    <meta:user-defined meta:name="Info 3"/>
    <meta:user-defined meta:name="Info 4"/>
  </office:meta>
</office:document-meta>
</file>